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, 'DejaVu Sans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53cm"/>
    </style:style>
    <style:style style:name="co2" style:family="table-column">
      <style:table-column-properties fo:break-before="auto" style:column-width="1.087cm"/>
    </style:style>
    <style:style style:name="co3" style:family="table-column">
      <style:table-column-properties fo:break-before="auto" style:column-width="1.475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/>
    <style:style style:name="ce2" style:family="table-cell" style:parent-style-name="Default">
      <style:text-properties style:font-name="Arial1" fo:language="en" fo:country="US" style:font-name-asian="Arial1" style:font-size-asian="6.80000019073486pt" style:language-asian="en" style:country-asian="US" style:font-name-complex="Arial1" style:font-size-complex="5.65000009536743pt" style:language-complex="en" style:country-complex="US"/>
    </style:style>
    <style:style style:name="T1" style:family="text">
      <style:text-properties fo:color="#0000ff"/>
    </style:style>
    <style:style style:name="T2" style:family="text">
      <style:text-properties fo:color="#ff0000"/>
    </style:style>
    <style:style style:name="T3" style:family="text">
      <style:text-properties fo:color="#ff00ff"/>
    </style:style>
    <style:style style:name="T4" style:family="text">
      <style:text-properties fo:color="#008000"/>
    </style:style>
    <style:style style:name="T5" style:family="text">
      <style:text-properties fo:color="#000080"/>
    </style:style>
    <style:style style:name="T6" style:family="text">
      <style:text-properties fo:color="#800000"/>
    </style:style>
  </office:automatic-styles>
  <office:body>
    <office:spreadsheet>
      <table:table table:name="Arkusz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9" table:default-cell-style-name="Default"/>
        <table:table-row table:style-name="ro1">
          <table:table-cell table:number-columns-repeated="2"/>
          <table:table-cell office:value-type="string">
            <text:p>zgony</text:p>
          </table:table-cell>
          <table:table-cell office:value-type="string">
            <text:p>prognoza</text:p>
          </table:table-cell>
          <table:table-cell office:value-type="string">
            <text:p>prognoza zaokr.</text:p>
          </table:table-cell>
          <table:table-cell office:value-type="string">
            <text:p>zgony nadmiarowe</text:p>
          </table:table-cell>
          <table:table-cell office:value-type="string">
            <text:p>Procent (spadek/wzrost w stos. Do prognozy)</text:p>
          </table:table-cell>
          <table:table-cell office:value-type="string">
            <text:p>dolna granica</text:p>
          </table:table-cell>
          <table:table-cell office:value-type="string">
            <text:p>górna granica</text:p>
          </table:table-cell>
          <table:table-cell office:value-type="string">
            <text:p>zgony powyżej górnej granicy</text:p>
          </table:table-cell>
          <table:table-cell office:value-type="string">
            <text:p>zgony powyżej dolnej granicy</text:p>
          </table:table-cell>
          <table:table-cell office:value-type="string">
            <text:p>procent powyżej górnej granicy</text:p>
          </table:table-cell>
        </table:table-row>
        <table:table-row table:style-name="ro1">
          <table:table-cell office:value-type="string">
            <text:p>LU</text:p>
          </table:table-cell>
          <table:table-cell office:value-type="float" office:value="2000">
            <text:p>2000</text:p>
          </table:table-cell>
          <table:table-cell office:value-type="float" office:value="3754">
            <text:p>3754</text:p>
          </table:table-cell>
          <table:table-cell table:number-columns-repeated="9"/>
        </table:table-row>
        <table:table-row table:style-name="ro1">
          <table:table-cell office:value-type="string">
            <text:p>LU</text:p>
          </table:table-cell>
          <table:table-cell office:value-type="float" office:value="2001">
            <text:p>2001</text:p>
          </table:table-cell>
          <table:table-cell office:value-type="float" office:value="3719">
            <text:p>3719</text:p>
          </table:table-cell>
          <table:table-cell table:number-columns-repeated="9"/>
        </table:table-row>
        <table:table-row table:style-name="ro1">
          <table:table-cell office:value-type="string">
            <text:p>LU</text:p>
          </table:table-cell>
          <table:table-cell office:value-type="float" office:value="2002">
            <text:p>2002</text:p>
          </table:table-cell>
          <table:table-cell office:value-type="float" office:value="3744">
            <text:p>3744</text:p>
          </table:table-cell>
          <table:table-cell table:number-columns-repeated="9"/>
        </table:table-row>
        <table:table-row table:style-name="ro1">
          <table:table-cell office:value-type="string">
            <text:p>LU</text:p>
          </table:table-cell>
          <table:table-cell office:value-type="float" office:value="2003">
            <text:p>2003</text:p>
          </table:table-cell>
          <table:table-cell office:value-type="float" office:value="4053">
            <text:p>4053</text:p>
          </table:table-cell>
          <table:table-cell table:number-columns-repeated="9"/>
        </table:table-row>
        <table:table-row table:style-name="ro1">
          <table:table-cell office:value-type="string">
            <text:p>LU</text:p>
          </table:table-cell>
          <table:table-cell office:value-type="float" office:value="2004">
            <text:p>2004</text:p>
          </table:table-cell>
          <table:table-cell office:value-type="float" office:value="3578">
            <text:p>3578</text:p>
          </table:table-cell>
          <table:table-cell table:number-columns-repeated="9"/>
        </table:table-row>
        <table:table-row table:style-name="ro1">
          <table:table-cell office:value-type="string">
            <text:p>LU</text:p>
          </table:table-cell>
          <table:table-cell office:value-type="float" office:value="2005">
            <text:p>2005</text:p>
          </table:table-cell>
          <table:table-cell office:value-type="float" office:value="3621">
            <text:p>3621</text:p>
          </table:table-cell>
          <table:table-cell table:number-columns-repeated="9"/>
        </table:table-row>
        <table:table-row table:style-name="ro1">
          <table:table-cell office:value-type="string">
            <text:p>LU</text:p>
          </table:table-cell>
          <table:table-cell office:value-type="float" office:value="2006">
            <text:p>2006</text:p>
          </table:table-cell>
          <table:table-cell office:value-type="float" office:value="3766">
            <text:p>3766</text:p>
          </table:table-cell>
          <table:table-cell table:number-columns-repeated="9"/>
        </table:table-row>
        <table:table-row table:style-name="ro1">
          <table:table-cell office:value-type="string">
            <text:p>LU</text:p>
          </table:table-cell>
          <table:table-cell office:value-type="float" office:value="2007">
            <text:p>2007</text:p>
          </table:table-cell>
          <table:table-cell office:value-type="float" office:value="3866">
            <text:p>3866</text:p>
          </table:table-cell>
          <table:table-cell table:number-columns-repeated="9"/>
        </table:table-row>
        <table:table-row table:style-name="ro1">
          <table:table-cell office:value-type="string">
            <text:p>LU</text:p>
          </table:table-cell>
          <table:table-cell office:value-type="float" office:value="2008">
            <text:p>2008</text:p>
          </table:table-cell>
          <table:table-cell office:value-type="float" office:value="3595">
            <text:p>3595</text:p>
          </table:table-cell>
          <table:table-cell table:number-columns-repeated="9"/>
        </table:table-row>
        <table:table-row table:style-name="ro1">
          <table:table-cell office:value-type="string">
            <text:p>LU</text:p>
          </table:table-cell>
          <table:table-cell office:value-type="float" office:value="2009">
            <text:p>2009</text:p>
          </table:table-cell>
          <table:table-cell office:value-type="float" office:value="3655">
            <text:p>3655</text:p>
          </table:table-cell>
          <table:table-cell table:number-columns-repeated="9"/>
        </table:table-row>
        <table:table-row table:style-name="ro1">
          <table:table-cell office:value-type="string">
            <text:p>LU</text:p>
          </table:table-cell>
          <table:table-cell office:value-type="float" office:value="2010">
            <text:p>2010</text:p>
          </table:table-cell>
          <table:table-cell office:value-type="float" office:value="3760">
            <text:p>3760</text:p>
          </table:table-cell>
          <table:table-cell table:number-columns-repeated="9"/>
        </table:table-row>
        <table:table-row table:style-name="ro1">
          <table:table-cell office:value-type="string">
            <text:p>LU</text:p>
          </table:table-cell>
          <table:table-cell office:value-type="float" office:value="2011">
            <text:p>2011</text:p>
          </table:table-cell>
          <table:table-cell office:value-type="float" office:value="3819">
            <text:p>3819</text:p>
          </table:table-cell>
          <table:table-cell table:number-columns-repeated="9"/>
        </table:table-row>
        <table:table-row table:style-name="ro1">
          <table:table-cell office:value-type="string">
            <text:p>LU</text:p>
          </table:table-cell>
          <table:table-cell office:value-type="float" office:value="2012">
            <text:p>2012</text:p>
          </table:table-cell>
          <table:table-cell office:value-type="float" office:value="3876">
            <text:p>3876</text:p>
          </table:table-cell>
          <table:table-cell table:number-columns-repeated="9"/>
        </table:table-row>
        <table:table-row table:style-name="ro1">
          <table:table-cell office:value-type="string">
            <text:p>LU</text:p>
          </table:table-cell>
          <table:table-cell office:value-type="float" office:value="2013">
            <text:p>2013</text:p>
          </table:table-cell>
          <table:table-cell office:value-type="float" office:value="3822">
            <text:p>3822</text:p>
          </table:table-cell>
          <table:table-cell table:number-columns-repeated="9"/>
        </table:table-row>
        <table:table-row table:style-name="ro1">
          <table:table-cell office:value-type="string">
            <text:p>LU</text:p>
          </table:table-cell>
          <table:table-cell office:value-type="float" office:value="2014">
            <text:p>2014</text:p>
          </table:table-cell>
          <table:table-cell office:value-type="float" office:value="3841">
            <text:p>3841</text:p>
          </table:table-cell>
          <table:table-cell table:number-columns-repeated="9"/>
        </table:table-row>
        <table:table-row table:style-name="ro1">
          <table:table-cell office:value-type="string">
            <text:p>LU</text:p>
          </table:table-cell>
          <table:table-cell office:value-type="float" office:value="2015">
            <text:p>2015</text:p>
          </table:table-cell>
          <table:table-cell office:value-type="float" office:value="3983">
            <text:p>3983</text:p>
          </table:table-cell>
          <table:table-cell table:number-columns-repeated="9"/>
        </table:table-row>
        <table:table-row table:style-name="ro1">
          <table:table-cell office:value-type="string">
            <text:p>LU</text:p>
          </table:table-cell>
          <table:table-cell office:value-type="float" office:value="2016">
            <text:p>2016</text:p>
          </table:table-cell>
          <table:table-cell office:value-type="float" office:value="3967">
            <text:p>3967</text:p>
          </table:table-cell>
          <table:table-cell table:number-columns-repeated="9"/>
        </table:table-row>
        <table:table-row table:style-name="ro1">
          <table:table-cell office:value-type="string">
            <text:p>LU</text:p>
          </table:table-cell>
          <table:table-cell office:value-type="float" office:value="2017">
            <text:p>2017</text:p>
          </table:table-cell>
          <table:table-cell office:value-type="float" office:value="4263">
            <text:p>4263</text:p>
          </table:table-cell>
          <table:table-cell table:number-columns-repeated="9"/>
        </table:table-row>
        <table:table-row table:style-name="ro1">
          <table:table-cell office:value-type="string">
            <text:p>LU</text:p>
          </table:table-cell>
          <table:table-cell office:value-type="float" office:value="2018">
            <text:p>2018</text:p>
          </table:table-cell>
          <table:table-cell office:value-type="float" office:value="4318">
            <text:p>4318</text:p>
          </table:table-cell>
          <table:table-cell table:number-columns-repeated="9"/>
        </table:table-row>
        <table:table-row table:style-name="ro1">
          <table:table-cell office:value-type="string">
            <text:p>LU</text:p>
          </table:table-cell>
          <table:table-cell office:value-type="float" office:value="2019">
            <text:p>2019</text:p>
          </table:table-cell>
          <table:table-cell office:value-type="float" office:value="4283">
            <text:p>4283</text:p>
          </table:table-cell>
          <table:table-cell table:number-columns-repeated="9"/>
        </table:table-row>
        <table:table-row table:style-name="ro1">
          <table:table-cell office:value-type="string">
            <text:p>LU</text:p>
          </table:table-cell>
          <table:table-cell office:value-type="float" office:value="2020">
            <text:p>2020</text:p>
          </table:table-cell>
          <table:table-cell office:value-type="float" office:value="4609">
            <text:p>4609</text:p>
          </table:table-cell>
          <table:table-cell table:formula="of:=FORECAST([.B22];[.$C$17:.$C$21];[.$B$17:.$B$21])" office:value-type="float" office:value="4448.1">
            <text:p>4448,1</text:p>
          </table:table-cell>
          <table:table-cell table:formula="of:=ROUND([.D22];0)" office:value-type="float" office:value="4448">
            <text:p>4448</text:p>
          </table:table-cell>
          <table:table-cell table:formula="of:=[.C22]-[.E22]" office:value-type="float" office:value="161">
            <text:p>161</text:p>
          </table:table-cell>
          <table:table-cell table:formula="of:=[.F22]/[.E22]*100" office:value-type="float" office:value="3.61960431654676">
            <text:p>3,6196043165</text:p>
          </table:table-cell>
          <table:table-cell table:formula="of:=ROUND([.F45]-[.F47];0)" office:value-type="float" office:value="3996">
            <text:p>3996</text:p>
          </table:table-cell>
          <table:table-cell table:formula="of:=ROUND([.F45]+[.F47];0)" office:value-type="float" office:value="4900">
            <text:p>4900</text:p>
          </table:table-cell>
          <table:table-cell table:formula="of:=[.C22]-[.I22]" office:value-type="float" office:value="-291">
            <text:p>-291</text:p>
          </table:table-cell>
          <table:table-cell table:formula="of:=[.C22]-[.H22]" office:value-type="float" office:value="613">
            <text:p>613</text:p>
          </table:table-cell>
          <table:table-cell/>
        </table:table-row>
        <table:table-row table:style-name="ro1">
          <table:table-cell office:value-type="string">
            <text:p>LU</text:p>
          </table:table-cell>
          <table:table-cell office:value-type="float" office:value="2021">
            <text:p>2021</text:p>
          </table:table-cell>
          <table:table-cell office:value-type="float" office:value="4489">
            <text:p>4489</text:p>
          </table:table-cell>
          <table:table-cell table:formula="of:=FORECAST([.B23];[.$C$17:.$C$21];[.$B$17:.$B$21])" office:value-type="float" office:value="4543.2">
            <text:p>4543,2</text:p>
          </table:table-cell>
          <table:table-cell table:formula="of:=ROUND([.D23];0)" office:value-type="float" office:value="4543">
            <text:p>4543</text:p>
          </table:table-cell>
          <table:table-cell table:formula="of:=[.C23]-[.E23]" office:value-type="float" office:value="-54">
            <text:p>-54</text:p>
          </table:table-cell>
          <table:table-cell table:formula="of:=[.F23]/[.E23]*100" office:value-type="float" office:value="-1.18864186660797">
            <text:p>-1,1886418666</text:p>
          </table:table-cell>
          <table:table-cell table:formula="of:=ROUND([.F54]-[.F56];0)" office:value-type="float" office:value="4021">
            <text:p>4021</text:p>
          </table:table-cell>
          <table:table-cell table:formula="of:=ROUND([.F54]+[.F56];0)" office:value-type="float" office:value="5065">
            <text:p>5065</text:p>
          </table:table-cell>
          <table:table-cell table:formula="of:=[.C23]-[.I23]" office:value-type="float" office:value="-576">
            <text:p>-576</text:p>
          </table:table-cell>
          <table:table-cell table:formula="of:=[.C23]-[.H23]" office:value-type="float" office:value="468">
            <text:p>468</text:p>
          </table:table-cell>
          <table:table-cell/>
        </table:table-row>
        <table:table-row table:style-name="ro1">
          <table:table-cell office:value-type="string">
            <text:p>LU</text:p>
          </table:table-cell>
          <table:table-cell office:value-type="float" office:value="2022">
            <text:p>2022</text:p>
          </table:table-cell>
          <table:table-cell office:value-type="float" office:value="4449">
            <text:p>4449</text:p>
          </table:table-cell>
          <table:table-cell table:formula="of:=FORECAST([.B24];[.$C$17:.$C$21];[.$B$17:.$B$21])" office:value-type="float" office:value="4638.3">
            <text:p>4638,3</text:p>
          </table:table-cell>
          <table:table-cell table:formula="of:=ROUND([.D24];0)" office:value-type="float" office:value="4638">
            <text:p>4638</text:p>
          </table:table-cell>
          <table:table-cell table:formula="of:=[.C24]-[.E24]" office:value-type="float" office:value="-189">
            <text:p>-189</text:p>
          </table:table-cell>
          <table:table-cell table:formula="of:=[.F24]/[.E24]*100" office:value-type="float" office:value="-4.07503234152652">
            <text:p>-4,0750323415</text:p>
          </table:table-cell>
          <table:table-cell table:formula="of:=ROUND([.F63]-[.F65];0)" office:value-type="float" office:value="4039">
            <text:p>4039</text:p>
          </table:table-cell>
          <table:table-cell table:formula="of:=ROUND([.F63]+[.F65];0)" office:value-type="float" office:value="5238">
            <text:p>5238</text:p>
          </table:table-cell>
          <table:table-cell table:formula="of:=[.C24]-[.I24]" office:value-type="float" office:value="-789">
            <text:p>-789</text:p>
          </table:table-cell>
          <table:table-cell table:formula="of:=[.C24]-[.H24]" office:value-type="float" office:value="410">
            <text:p>410</text:p>
          </table:table-cell>
          <table:table-cell/>
        </table:table-row>
        <table:table-row table:style-name="ro1">
          <table:table-cell/>
          <table:table-cell office:value-type="string">
            <text:p>suma</text:p>
          </table:table-cell>
          <table:table-cell table:formula="of:=SUM([.C22:.C24])" office:value-type="float" office:value="13547">
            <text:p>13547</text:p>
          </table:table-cell>
          <table:table-cell/>
          <table:table-cell table:formula="of:=SUM([.E22:.E24])" office:value-type="float" office:value="13629">
            <text:p>13629</text:p>
          </table:table-cell>
          <table:table-cell table:formula="of:=SUM([.F22:.F24])" office:value-type="float" office:value="-82">
            <text:p>-82</text:p>
          </table:table-cell>
          <table:table-cell table:formula="of:=[.F25]/[.E25]*100" office:value-type="float" office:value="-0.601658228776873">
            <text:p>-0,6016582288</text:p>
          </table:table-cell>
          <table:table-cell table:formula="of:=SUM([.H22:.H24])" office:value-type="float" office:value="12056">
            <text:p>12056</text:p>
          </table:table-cell>
          <table:table-cell table:formula="of:=SUM([.I22:.I24])" office:value-type="float" office:value="15203">
            <text:p>15203</text:p>
          </table:table-cell>
          <table:table-cell table:formula="of:=SUM([.J22:.J24])" office:value-type="float" office:value="-1656">
            <text:p>-1656</text:p>
          </table:table-cell>
          <table:table-cell table:formula="of:=SUM([.K22:.K24])" office:value-type="float" office:value="1491">
            <text:p>1491</text:p>
          </table:table-cell>
          <table:table-cell table:formula="of:=[.J25]/[.E25]*100" office:value-type="float" office:value="-12.1505613031037">
            <text:p>-12,1505613031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table:number-matrix-columns-spanned="3" table:number-matrix-rows-spanned="6" table:formula="of:=LINEST([.C17:.C21];[.B17:.B21];1;1)" office:value-type="float" office:value="95.1">
            <text:p>95,1</text:p>
          </table:table-cell>
          <table:table-cell office:value-type="float" office:value="-187653.9">
            <text:p>-187653,9</text:p>
          </table:table-cell>
          <table:table-cell office:value-type="float" office:value="0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30.9842433078293">
            <text:p>30,9842433078</text:p>
          </table:table-cell>
          <table:table-cell office:value-type="float" office:value="62495.2341134383">
            <text:p>62495,2341134383</text:p>
          </table:table-cell>
          <table:table-cell office:value-type="float" office:value="0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0.758466061951949">
            <text:p>0,758466062</text:p>
          </table:table-cell>
          <table:table-cell office:value-type="float" office:value="97.9807804282724">
            <text:p>97,9807804283</text:p>
          </table:table-cell>
          <table:table-cell office:value-type="float" office:value="0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9.42061477672418">
            <text:p>9,4206147767</text:p>
          </table:table-cell>
          <table:table-cell office:value-type="float" office:value="3">
            <text:p>3</text:p>
          </table:table-cell>
          <table:table-cell office:value-type="float" office:value="0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90440.0999992371">
            <text:p>90440,0999992371</text:p>
          </table:table-cell>
          <table:table-cell office:value-type="float" office:value="28800.7000007629">
            <text:p>28800,7000007629</text:p>
          </table:table-cell>
          <table:table-cell office:value-type="float" office:value="0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0">
            <text:p>#N/D</text:p>
          </table:table-cell>
          <table:table-cell office:value-type="float" office:value="0">
            <text:p>#N/D</text:p>
          </table:table-cell>
          <table:table-cell office:value-type="float" office:value="0">
            <text:p>#N/D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>
            <text:p>stat t</text:p>
          </table:table-cell>
          <table:table-cell table:formula="of:=[.E27]/[.E28]" office:value-type="float" office:value="3.06930200151022">
            <text:p>3,0693020015</text:p>
          </table:table-cell>
          <table:table-cell table:number-columns-repeated="7"/>
        </table:table-row>
        <table:table-row table:style-name="ro1">
          <table:table-cell table:number-columns-repeated="4"/>
          <table:table-cell table:formula="of:=TDIST(ABS([.$E$34]);[.$F$30];2)" office:value-type="float" office:value="0.05459229021336">
            <text:p>0,0545922902</text:p>
          </table:table-cell>
          <table:table-cell table:formula="of:=TDIST(ABS([.$E$34]);[.$F$30];1)" office:value-type="float" office:value="0.02729614510668">
            <text:p>0,0272961451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>
            <text:p>Calculations for 95% Prediction Interval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Measurement</text:p>
          </table:table-cell>
          <table:table-cell office:value-type="string">
            <text:p>Symbol</text:p>
          </table:table-cell>
          <table:table-cell office:value-type="string">
            <text:p>Value</text:p>
          </table:table-cell>
          <table:table-cell office:value-type="string">
            <text:p>Command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Sample size</text:p>
          </table:table-cell>
          <table:table-cell office:value-type="string">
            <text:p>N</text:p>
          </table:table-cell>
          <table:table-cell table:formula="of:=ROWS([.B17:.B21])" office:value-type="float" office:value="5">
            <text:p>5</text:p>
          </table:table-cell>
          <table:table-cell office:value-type="string">
            <text:p>'=LICZBA.WIERSZY(<text:span text:style-name="T1">B17:B21</text:span>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Degrees of freedom</text:p>
          </table:table-cell>
          <table:table-cell office:value-type="string">
            <text:p>df</text:p>
          </table:table-cell>
          <table:table-cell table:formula="of:=[.F39]-2" office:value-type="float" office:value="3">
            <text:p>3</text:p>
          </table:table-cell>
          <table:table-cell office:value-type="string">
            <text:p>'=<text:span text:style-name="T1">F39</text:span>-2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X-bar</text:p>
          </table:table-cell>
          <table:table-cell/>
          <table:table-cell table:formula="of:=AVERAGE([.B17:.B21])" office:value-type="float" office:value="2017">
            <text:p>2017</text:p>
          </table:table-cell>
          <table:table-cell office:value-type="string">
            <text:p>'=ŚREDNIA(<text:span text:style-name="T1">B17:B21</text:span>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Standard error</text:p>
          </table:table-cell>
          <table:table-cell office:value-type="string">
            <text:p>Se</text:p>
          </table:table-cell>
          <table:table-cell table:formula="of:=STEYX([.C17:.C21];[.B17:.B21])" office:value-type="float" office:value="97.9807804282724">
            <text:p>97,9807804283</text:p>
          </table:table-cell>
          <table:table-cell office:value-type="string">
            <text:p>'=REGBŁSTD(<text:span text:style-name="T1">C17:C21</text:span>;<text:span text:style-name="T2">B17:B21</text:span>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Squared deviations of x</text:p>
          </table:table-cell>
          <table:table-cell office:value-type="string">
            <text:p>Ssx</text:p>
          </table:table-cell>
          <table:table-cell table:formula="of:=DEVSQ([.B17:.B21])" office:value-type="float" office:value="10">
            <text:p>10</text:p>
          </table:table-cell>
          <table:table-cell office:value-type="string">
            <text:p>'=ODCH.KWADRATOWE(<text:span text:style-name="T1">C17:C21</text:span>)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Value of x for prediction</text:p>
          </table:table-cell>
          <table:table-cell office:value-type="string">
            <text:p>X</text:p>
          </table:table-cell>
          <table:table-cell table:style-name="ce1" table:formula="of:=[.B22]" office:value-type="float" office:value="2020">
            <text:p>2020,00</text:p>
          </table:table-cell>
          <table:table-cell office:value-type="string">
            <text:p>NA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Forcast value of y</text:p>
          </table:table-cell>
          <table:table-cell/>
          <table:table-cell table:style-name="ce1" table:formula="of:=FORECAST([.B22];[.C17:.C21];[.B17:.B21])" office:value-type="float" office:value="4448.1">
            <text:p>4448,10</text:p>
          </table:table-cell>
          <table:table-cell office:value-type="string">
            <text:p>'=REGLINX(<text:span text:style-name="T1">B22</text:span>;<text:span text:style-name="T2">C17:C21</text:span>;<text:span text:style-name="T3">B17:B21</text:span>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Value of t-distribution</text:p>
          </table:table-cell>
          <table:table-cell/>
          <table:table-cell table:style-name="ce2" table:formula="of:=ABS(TINV(0.05;[.F40]))" office:value-type="float" office:value="3.18244630528371">
            <text:p>3,1824463053</text:p>
          </table:table-cell>
          <table:table-cell office:value-type="string">
            <text:p>'=MODUŁ.LICZBY(ROZKŁAD.T.ODW(0,05;<text:span text:style-name="T1">F40</text:span>)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Margin of error</text:p>
          </table:table-cell>
          <table:table-cell office:value-type="string">
            <text:p>E</text:p>
          </table:table-cell>
          <table:table-cell table:formula="of:=[.F46]*[.F42]*SQRT(1+1/[.F39]+([.F44]-[.F41])^2/[.F43])" office:value-type="float" office:value="451.868041291525">
            <text:p>451,8680412915</text:p>
          </table:table-cell>
          <table:table-cell office:value-type="string">
            <text:p>'=<text:span text:style-name="T1">F46</text:span>*<text:span text:style-name="T2">F42</text:span>*PIERWIASTEK(1+1/<text:span text:style-name="T3">F39</text:span>+(<text:span text:style-name="T4">F44</text:span>-<text:span text:style-name="T5">F41</text:span>)^2/<text:span text:style-name="T6">F43</text:span>)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standard error of the model</text:p>
          </table:table-cell>
          <table:table-cell/>
          <table:table-cell table:formula="of:=[.F42]*SQRT(1+1/[.F39]+([.F44]-[.F41])^2/[.F43])" office:value-type="float" office:value="141.987640307176">
            <text:p>141,9876403072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2">
          <table:table-cell table:number-columns-repeated="3"/>
          <table:table-cell office:value-type="string">
            <text:p>Lower Bound</text:p>
          </table:table-cell>
          <table:table-cell/>
          <table:table-cell table:formula="of:=[.F45]-[.F47]" office:value-type="float" office:value="3996.23195870848">
            <text:p>3996,2319587085</text:p>
          </table:table-cell>
          <table:table-cell office:value-type="string">
            <text:p>'=<text:span text:style-name="T1">F45</text:span>-<text:span text:style-name="T2">F47</text:span>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Upper Bound</text:p>
          </table:table-cell>
          <table:table-cell/>
          <table:table-cell table:formula="of:=[.F45]+[.F47]" office:value-type="float" office:value="4899.96804129153">
            <text:p>4899,9680412915</text:p>
          </table:table-cell>
          <table:table-cell office:value-type="string">
            <text:p>'=<text:span text:style-name="T1">F45</text:span>+<text:span text:style-name="T2">F47</text:span>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>
            <text:p>Value of x for prediction</text:p>
          </table:table-cell>
          <table:table-cell office:value-type="string">
            <text:p>X</text:p>
          </table:table-cell>
          <table:table-cell table:style-name="ce1" table:formula="of:=[.B23]" office:value-type="float" office:value="2021">
            <text:p>2021,00</text:p>
          </table:table-cell>
          <table:table-cell office:value-type="string">
            <text:p>NA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Forcast value of y</text:p>
          </table:table-cell>
          <table:table-cell/>
          <table:table-cell table:style-name="ce1" table:formula="of:=FORECAST([.B23];[.C17:.C21];[.B17:.B21])" office:value-type="float" office:value="4543.2">
            <text:p>4543,20</text:p>
          </table:table-cell>
          <table:table-cell office:value-type="string">
            <text:p>'=REGLINX(<text:span text:style-name="T1">B23</text:span>;<text:span text:style-name="T2">C17:C21</text:span>;<text:span text:style-name="T3">B17:B21</text:span>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Value of t-distribution</text:p>
          </table:table-cell>
          <table:table-cell/>
          <table:table-cell table:style-name="ce2" table:formula="of:=ABS(TINV(0.05;[.F40]))" office:value-type="float" office:value="3.18244630528371">
            <text:p>3,1824463053</text:p>
          </table:table-cell>
          <table:table-cell office:value-type="string">
            <text:p>'=MODUŁ.LICZBY(ROZKŁAD.T.ODW(0,05;<text:span text:style-name="T1">F40</text:span>)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Margin of error</text:p>
          </table:table-cell>
          <table:table-cell office:value-type="string">
            <text:p>E</text:p>
          </table:table-cell>
          <table:table-cell table:formula="of:=[.F55]*[.F42]*SQRT(1+1/[.F39]+([.F53]-[.F41])^2/[.F43])" office:value-type="float" office:value="521.772270555701">
            <text:p>521,7722705557</text:p>
          </table:table-cell>
          <table:table-cell office:value-type="string">
            <text:p>'=<text:span text:style-name="T1">F54</text:span>*<text:span text:style-name="T2">F42</text:span>*PIERWIASTEK(1+1/<text:span text:style-name="T3">F39</text:span>+(<text:span text:style-name="T4">F52</text:span>-<text:span text:style-name="T5">F41</text:span>)^2/<text:span text:style-name="T6">F43</text:span>)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standard error of the model</text:p>
          </table:table-cell>
          <table:table-cell/>
          <table:table-cell table:formula="of:=[.F42]*SQRT(1+1/[.F39]+([.F53]-[.F41])^2/[.F43])" office:value-type="float" office:value="163.953204705896">
            <text:p>163,9532047059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2">
          <table:table-cell table:number-columns-repeated="3"/>
          <table:table-cell office:value-type="string">
            <text:p>Lower Bound</text:p>
          </table:table-cell>
          <table:table-cell/>
          <table:table-cell table:formula="of:=[.F54]-[.F56]" office:value-type="float" office:value="4021.4277294443">
            <text:p>4021,4277294443</text:p>
          </table:table-cell>
          <table:table-cell office:value-type="string">
            <text:p>'=<text:span text:style-name="T1">F53</text:span>-<text:span text:style-name="T2">F55</text:span>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Upper Bound</text:p>
          </table:table-cell>
          <table:table-cell/>
          <table:table-cell table:formula="of:=[.F54]+[.F56]" office:value-type="float" office:value="5064.9722705557">
            <text:p>5064,9722705557</text:p>
          </table:table-cell>
          <table:table-cell office:value-type="string">
            <text:p>'=<text:span text:style-name="T1">F53</text:span>+<text:span text:style-name="T2">F55</text:span>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>
            <text:p>Value of x for prediction</text:p>
          </table:table-cell>
          <table:table-cell office:value-type="string">
            <text:p>X</text:p>
          </table:table-cell>
          <table:table-cell table:style-name="ce1" table:formula="of:=[.B24]" office:value-type="float" office:value="2022">
            <text:p>2022,00</text:p>
          </table:table-cell>
          <table:table-cell office:value-type="string">
            <text:p>NA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Forcast value of y</text:p>
          </table:table-cell>
          <table:table-cell/>
          <table:table-cell table:style-name="ce1" table:formula="of:=FORECAST([.B24];[.C17:.C21];[.B17:.B21])" office:value-type="float" office:value="4638.3">
            <text:p>4638,30</text:p>
          </table:table-cell>
          <table:table-cell office:value-type="string">
            <text:p>'=REGLINX(<text:span text:style-name="T1">B24</text:span>;<text:span text:style-name="T2">C17:C21</text:span>;<text:span text:style-name="T3">B17:B21</text:span>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Value of t-distribution</text:p>
          </table:table-cell>
          <table:table-cell/>
          <table:table-cell table:style-name="ce2" table:formula="of:=ABS(TINV(0.05;[.F40]))" office:value-type="float" office:value="3.18244630528371">
            <text:p>3,1824463053</text:p>
          </table:table-cell>
          <table:table-cell office:value-type="string">
            <text:p>'=MODUŁ.LICZBY(ROZKŁAD.T.ODW(0,05;<text:span text:style-name="T1">F40</text:span>)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Margin of error</text:p>
          </table:table-cell>
          <table:table-cell office:value-type="string">
            <text:p>E</text:p>
          </table:table-cell>
          <table:table-cell table:formula="of:=[.F64]*[.F42]*SQRT(1+1/[.F39]+([.F62]-[.F41])^2/[.F43])" office:value-type="float" office:value="599.795000273056">
            <text:p>599,7950002731</text:p>
          </table:table-cell>
          <table:table-cell office:value-type="string">
            <text:p>'=<text:span text:style-name="T1">F62</text:span>*<text:span text:style-name="T2">F42</text:span>*PIERWIASTEK(1+1/<text:span text:style-name="T3">F39</text:span>+(<text:span text:style-name="T4">F60</text:span>-<text:span text:style-name="T5">F41</text:span>)^2/<text:span text:style-name="T6">F43</text:span>)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standard error of the model</text:p>
          </table:table-cell>
          <table:table-cell/>
          <table:table-cell table:formula="of:=[.F42]*SQRT(1+1/[.F39]+([.F62]-[.F41])^2/[.F43])" office:value-type="float" office:value="188.469794220011">
            <text:p>188,46979422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2">
          <table:table-cell table:number-columns-repeated="3"/>
          <table:table-cell office:value-type="string">
            <text:p>Lower Bound</text:p>
          </table:table-cell>
          <table:table-cell/>
          <table:table-cell table:formula="of:=[.F63]-[.F65]" office:value-type="float" office:value="4038.50499972694">
            <text:p>4038,504999727</text:p>
          </table:table-cell>
          <table:table-cell office:value-type="string">
            <text:p>'=<text:span text:style-name="T1">F61</text:span>-<text:span text:style-name="T2">F63</text:span>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Upper Bound</text:p>
          </table:table-cell>
          <table:table-cell/>
          <table:table-cell table:formula="of:=[.F63]+[.F65]" office:value-type="float" office:value="5238.09500027306">
            <text:p>5238,0950002731</text:p>
          </table:table-cell>
          <table:table-cell office:value-type="string">
            <text:p>'=<text:span text:style-name="T1">F61</text:span>+<text:span text:style-name="T2">F63</text:span>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>
            <text:p>Y-bar</text:p>
          </table:table-cell>
          <table:table-cell/>
          <table:table-cell table:formula="of:=AVERAGE([.C17:.C21])" office:value-type="float" office:value="4162.8">
            <text:p>4162,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relative margin</text:p>
          </table:table-cell>
          <table:table-cell/>
          <table:table-cell table:formula="of:=[.F47]/[.F71]*100" office:value-type="float" office:value="10.8549063440839">
            <text:p>10,8549063441</text:p>
          </table:table-cell>
          <table:table-cell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, 'DejaVu Sans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10-06">06.10.2023</text:date>, <text:time>12:10:16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23-10-06T12:10:16.06</dc:date>
    <dc:creator>Andrzej Bystrzycki</dc:creator>
    <meta:generator>OpenOffice.org/3.3$Win32 OpenOffice.org_project/330m20$Build-9567</meta:generator>
    <meta:editing-duration>PT25M32S</meta:editing-duration>
    <meta:editing-cycles>15</meta:editing-cycles>
    <meta:document-statistic meta:table-count="1" meta:cell-count="229" meta:object-count="0"/>
  </office:meta>
</office:document-meta>
</file>